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2:51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2:51:12.45</dc:date>
    <meta:editing-duration>PT14H3M49S</meta:editing-duration>
    <meta:editing-cycles>67</meta:editing-cycles>
    <meta:generator>OpenOffice/4.1.7$Win32 OpenOffice.org_project/417m1$Build-9800</meta:generator>
    <meta:document-statistic meta:table-count="3" meta:cell-count="521" meta:object-count="0"/>
  </office:meta>
</office:document-meta>
</file>